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pt"/>
    </style:style>
    <style:style style:name="co2" style:family="table-column">
      <style:table-column-properties fo:break-before="auto" style:column-width="180.71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83.85pt"/>
    </style:style>
    <style:style style:name="co7" style:family="table-column">
      <style:table-column-properties fo:break-before="auto" style:column-width="92.1pt"/>
    </style:style>
    <style:style style:name="co8" style:family="table-column">
      <style:table-column-properties fo:break-before="auto" style:column-width="70.44pt"/>
    </style:style>
    <style:style style:name="co9" style:family="table-column">
      <style:table-column-properties fo:break-before="auto" style:column-width="68.94pt"/>
    </style:style>
    <style:style style:name="co10" style:family="table-column">
      <style:table-column-properties fo:break-before="auto" style:column-width="89.0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mpty func</text:p>
          </table:table-cell>
          <table:table-cell office:value-type="string" calcext:value-type="string">
            <text:p>empty func SD</text:p>
          </table:table-cell>
          <table:table-cell office:value-type="string" calcext:value-type="string">
            <text:p>empty func N</text:p>
          </table:table-cell>
          <table:table-cell office:value-type="string" calcext:value-type="string">
            <text:p>empty ocall</text:p>
          </table:table-cell>
          <table:table-cell office:value-type="string" calcext:value-type="string">
            <text:p>empty ocall SD</text:p>
          </table:table-cell>
          <table:table-cell office:value-type="string" calcext:value-type="string">
            <text:p>empty ocall N</text:p>
          </table:table-cell>
          <table:table-cell office:value-type="string" calcext:value-type="string">
            <text:p>ocall inout</text:p>
          </table:table-cell>
          <table:table-cell office:value-type="string" calcext:value-type="string">
            <text:p>ocall inout SD</text:p>
          </table:table-cell>
          <table:table-cell office:value-type="string" calcext:value-type="string">
            <text:p>ocall inout N</text:p>
          </table:table-cell>
          <table:table-cell office:value-type="string" calcext:value-type="string">
            <text:p>enc read</text:p>
          </table:table-cell>
          <table:table-cell office:value-type="string" calcext:value-type="string">
            <text:p>enc read SD</text:p>
          </table:table-cell>
          <table:table-cell office:value-type="string" calcext:value-type="string">
            <text:p>enc read N</text:p>
          </table:table-cell>
          <table:table-cell office:value-type="string" calcext:value-type="string">
            <text:p>enc write</text:p>
          </table:table-cell>
          <table:table-cell office:value-type="string" calcext:value-type="string">
            <text:p>enc write SD</text:p>
          </table:table-cell>
          <table:table-cell office:value-type="string" calcext:value-type="string">
            <text:p>enc write N</text:p>
          </table:table-cell>
          <table:table-cell office:value-type="string" calcext:value-type="string">
            <text:p>einit edestroy</text:p>
          </table:table-cell>
          <table:table-cell office:value-type="string" calcext:value-type="string">
            <text:p><text:s/>einit edestroy SD</text:p>
          </table:table-cell>
          <table:table-cell office:value-type="string" calcext:value-type="string">
            <text:p><text:s/>einit edestroy N</text:p>
          </table:table-cell>
        </table:table-row>
        <table:table-row table:style-name="ro1">
          <table:table-cell office:value-type="string" calcext:value-type="string">
            <text:p>clang-gs</text:p>
          </table:table-cell>
          <table:table-cell office:value-type="float" office:value="37660.289844" calcext:value-type="float">
            <text:p>37660.289844</text:p>
          </table:table-cell>
          <table:table-cell office:value-type="float" office:value="1878.0217545935" calcext:value-type="float">
            <text:p>1878.0217545935</text:p>
          </table:table-cell>
          <table:table-cell/>
          <table:table-cell office:value-type="float" office:value="14980.836994" calcext:value-type="float">
            <text:p>14980.836994</text:p>
          </table:table-cell>
          <table:table-cell office:value-type="float" office:value="1096.30628451954" calcext:value-type="float">
            <text:p>1096.30628451954</text:p>
          </table:table-cell>
          <table:table-cell/>
          <table:table-cell office:value-type="float" office:value="16432.96366" calcext:value-type="float">
            <text:p>16432.96366</text:p>
          </table:table-cell>
          <table:table-cell office:value-type="float" office:value="809.553453631942" calcext:value-type="float">
            <text:p>809.553453631942</text:p>
          </table:table-cell>
          <table:table-cell/>
          <table:table-cell office:value-type="float" office:value="15228.53374" calcext:value-type="float">
            <text:p>15228.53374</text:p>
          </table:table-cell>
          <table:table-cell office:value-type="float" office:value="843.191652412198" calcext:value-type="float">
            <text:p>843.191652412198</text:p>
          </table:table-cell>
          <table:table-cell/>
          <table:table-cell office:value-type="float" office:value="15279.948996" calcext:value-type="float">
            <text:p>15279.948996</text:p>
          </table:table-cell>
          <table:table-cell office:value-type="float" office:value="827.822352202809" calcext:value-type="float">
            <text:p>827.822352202809</text:p>
          </table:table-cell>
          <table:table-cell/>
          <table:table-cell office:value-type="float" office:value="142087389.664" calcext:value-type="float">
            <text:p>142087389.664</text:p>
          </table:table-cell>
          <table:table-cell office:value-type="float" office:value="849561.880837364" calcext:value-type="float">
            <text:p>849561.880837364</text:p>
          </table:table-cell>
          <table:table-cell/>
        </table:table-row>
        <table:table-row table:style-name="ro1">
          <table:table-cell office:value-type="string" calcext:value-type="string">
            <text:p>clang-lvi-opt</text:p>
          </table:table-cell>
          <table:table-cell office:value-type="float" office:value="39015.52324" calcext:value-type="float">
            <text:p>39015.52324</text:p>
          </table:table-cell>
          <table:table-cell office:value-type="float" office:value="1701.73517902754" calcext:value-type="float">
            <text:p>1701.73517902754</text:p>
          </table:table-cell>
          <table:table-cell/>
          <table:table-cell office:value-type="float" office:value="16052.1252" calcext:value-type="float">
            <text:p>16052.1252</text:p>
          </table:table-cell>
          <table:table-cell office:value-type="float" office:value="1080.84503270217" calcext:value-type="float">
            <text:p>1080.84503270217</text:p>
          </table:table-cell>
          <table:table-cell/>
          <table:table-cell office:value-type="float" office:value="17510.471812" calcext:value-type="float">
            <text:p>17510.471812</text:p>
          </table:table-cell>
          <table:table-cell office:value-type="float" office:value="819.404145711649" calcext:value-type="float">
            <text:p>819.404145711649</text:p>
          </table:table-cell>
          <table:table-cell/>
          <table:table-cell office:value-type="float" office:value="16429.640526" calcext:value-type="float">
            <text:p>16429.640526</text:p>
          </table:table-cell>
          <table:table-cell office:value-type="float" office:value="799.775249363497" calcext:value-type="float">
            <text:p>799.775249363497</text:p>
          </table:table-cell>
          <table:table-cell/>
          <table:table-cell office:value-type="float" office:value="16507.609822" calcext:value-type="float">
            <text:p>16507.609822</text:p>
          </table:table-cell>
          <table:table-cell office:value-type="float" office:value="779.237589953878" calcext:value-type="float">
            <text:p>779.237589953878</text:p>
          </table:table-cell>
          <table:table-cell/>
          <table:table-cell office:value-type="float" office:value="142506399.634" calcext:value-type="float">
            <text:p>142506399.634</text:p>
          </table:table-cell>
          <table:table-cell office:value-type="float" office:value="798824.792078752" calcext:value-type="float">
            <text:p>798824.792078752</text:p>
          </table:table-cell>
          <table:table-cell/>
        </table:table-row>
        <table:table-row table:style-name="ro1">
          <table:table-cell office:value-type="string" calcext:value-type="string">
            <text:p>clang-lvi-full-seses</text:p>
          </table:table-cell>
          <table:table-cell office:value-type="float" office:value="42612.846056" calcext:value-type="float">
            <text:p>42612.846056</text:p>
          </table:table-cell>
          <table:table-cell office:value-type="float" office:value="3325.17912318919" calcext:value-type="float">
            <text:p>3325.17912318919</text:p>
          </table:table-cell>
          <table:table-cell/>
          <table:table-cell office:value-type="float" office:value="15995.646674" calcext:value-type="float">
            <text:p>15995.646674</text:p>
          </table:table-cell>
          <table:table-cell office:value-type="float" office:value="995.627630872475" calcext:value-type="float">
            <text:p>995.627630872475</text:p>
          </table:table-cell>
          <table:table-cell/>
          <table:table-cell office:value-type="float" office:value="23309.780836" calcext:value-type="float">
            <text:p>23309.780836</text:p>
          </table:table-cell>
          <table:table-cell office:value-type="float" office:value="1023.83837252524" calcext:value-type="float">
            <text:p>1023.83837252524</text:p>
          </table:table-cell>
          <table:table-cell/>
          <table:table-cell office:value-type="float" office:value="21868.778206" calcext:value-type="float">
            <text:p>21868.778206</text:p>
          </table:table-cell>
          <table:table-cell office:value-type="float" office:value="966.640985044304" calcext:value-type="float">
            <text:p>966.640985044304</text:p>
          </table:table-cell>
          <table:table-cell/>
          <table:table-cell office:value-type="float" office:value="21866.179494" calcext:value-type="float">
            <text:p>21866.179494</text:p>
          </table:table-cell>
          <table:table-cell office:value-type="float" office:value="966.956445187633" calcext:value-type="float">
            <text:p>966.956445187633</text:p>
          </table:table-cell>
          <table:table-cell/>
          <table:table-cell office:value-type="float" office:value="142649039.22" calcext:value-type="float">
            <text:p>142649039.22</text:p>
          </table:table-cell>
          <table:table-cell office:value-type="float" office:value="827876.130421231" calcext:value-type="float">
            <text:p>827876.130421231</text:p>
          </table:table-cell>
          <table:table-cell/>
        </table:table-row>
        <table:table-row table:style-name="ro1">
          <table:table-cell office:value-type="string" calcext:value-type="string">
            <text:p>clang</text:p>
          </table:table-cell>
          <table:table-cell office:value-type="float" office:value="37072.31736" calcext:value-type="float">
            <text:p>37072.31736</text:p>
          </table:table-cell>
          <table:table-cell office:value-type="float" office:value="2654.96400860476" calcext:value-type="float">
            <text:p>2654.96400860476</text:p>
          </table:table-cell>
          <table:table-cell/>
          <table:table-cell office:value-type="float" office:value="14496.571152" calcext:value-type="float">
            <text:p>14496.571152</text:p>
          </table:table-cell>
          <table:table-cell office:value-type="float" office:value="1151.45362603337" calcext:value-type="float">
            <text:p>1151.45362603337</text:p>
          </table:table-cell>
          <table:table-cell/>
          <table:table-cell office:value-type="float" office:value="15651.754214" calcext:value-type="float">
            <text:p>15651.754214</text:p>
          </table:table-cell>
          <table:table-cell office:value-type="float" office:value="835.715723389983" calcext:value-type="float">
            <text:p>835.715723389983</text:p>
          </table:table-cell>
          <table:table-cell/>
          <table:table-cell office:value-type="float" office:value="14884.388786" calcext:value-type="float">
            <text:p>14884.388786</text:p>
          </table:table-cell>
          <table:table-cell office:value-type="float" office:value="756.541527707136" calcext:value-type="float">
            <text:p>756.541527707136</text:p>
          </table:table-cell>
          <table:table-cell/>
          <table:table-cell office:value-type="float" office:value="14720.76733" calcext:value-type="float">
            <text:p>14720.76733</text:p>
          </table:table-cell>
          <table:table-cell office:value-type="float" office:value="799.701034087534" calcext:value-type="float">
            <text:p>799.701034087534</text:p>
          </table:table-cell>
          <table:table-cell/>
          <table:table-cell office:value-type="float" office:value="141845200.93" calcext:value-type="float">
            <text:p>141845200.93</text:p>
          </table:table-cell>
          <table:table-cell office:value-type="float" office:value="793624.233529473" calcext:value-type="float">
            <text:p>793624.233529473</text:p>
          </table:table-cell>
          <table:table-cell/>
        </table:table-row>
        <table:table-row table:style-name="ro1">
          <table:table-cell office:value-type="string" calcext:value-type="string">
            <text:p>clang-lvi-cfi</text:p>
          </table:table-cell>
          <table:table-cell office:value-type="float" office:value="37349.939804" calcext:value-type="float">
            <text:p>37349.939804</text:p>
          </table:table-cell>
          <table:table-cell office:value-type="float" office:value="1832.18368032478" calcext:value-type="float">
            <text:p>1832.18368032478</text:p>
          </table:table-cell>
          <table:table-cell/>
          <table:table-cell office:value-type="float" office:value="14735.542612" calcext:value-type="float">
            <text:p>14735.542612</text:p>
          </table:table-cell>
          <table:table-cell office:value-type="float" office:value="1146.5592274018" calcext:value-type="float">
            <text:p>1146.5592274018</text:p>
          </table:table-cell>
          <table:table-cell/>
          <table:table-cell office:value-type="float" office:value="16236.150618" calcext:value-type="float">
            <text:p>16236.150618</text:p>
          </table:table-cell>
          <table:table-cell office:value-type="float" office:value="702.100871560646" calcext:value-type="float">
            <text:p>702.100871560646</text:p>
          </table:table-cell>
          <table:table-cell/>
          <table:table-cell office:value-type="float" office:value="14984.267278" calcext:value-type="float">
            <text:p>14984.267278</text:p>
          </table:table-cell>
          <table:table-cell office:value-type="float" office:value="758.889375916194" calcext:value-type="float">
            <text:p>758.889375916194</text:p>
          </table:table-cell>
          <table:table-cell/>
          <table:table-cell office:value-type="float" office:value="14989.724878" calcext:value-type="float">
            <text:p>14989.724878</text:p>
          </table:table-cell>
          <table:table-cell office:value-type="float" office:value="740.773697432546" calcext:value-type="float">
            <text:p>740.773697432546</text:p>
          </table:table-cell>
          <table:table-cell/>
          <table:table-cell office:value-type="float" office:value="142354110.886" calcext:value-type="float">
            <text:p>142354110.886</text:p>
          </table:table-cell>
          <table:table-cell office:value-type="float" office:value="841980.813621006" calcext:value-type="float">
            <text:p>841980.813621006</text:p>
          </table:table-cell>
          <table:table-cell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Test/Mitigation</text:p>
          </table:table-cell>
          <table:table-cell office:value-type="string" calcext:value-type="string">
            <text:p>empty function</text:p>
          </table:table-cell>
          <table:table-cell office:value-type="string" calcext:value-type="string">
            <text:p>empty ocall</text:p>
          </table:table-cell>
          <table:table-cell office:value-type="string" calcext:value-type="string">
            <text:p>ocall in/out</text:p>
          </table:table-cell>
          <table:table-cell office:value-type="string" calcext:value-type="string">
            <text:p>encrypted read</text:p>
          </table:table-cell>
          <table:table-cell office:value-type="string" calcext:value-type="string">
            <text:p>encrypted write</text:p>
          </table:table-cell>
          <table:table-cell office:value-type="string" calcext:value-type="string">
            <text:p>einit/edestro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ne</text:p>
          </table:table-cell>
          <table:table-cell table:formula="of:=TEXT([.B5];&quot;0.0&quot;)&amp;&quot; (&quot;&amp;TEXT([.C5]; &quot;0.0&quot;)&amp;&quot;)&quot;" office:value-type="string" office:string-value="37072.3 (2655.0)" calcext:value-type="string">
            <text:p>37072.3 (2655.0)</text:p>
          </table:table-cell>
          <table:table-cell table:formula="of:=TEXT([.E5];&quot;0.0&quot;)&amp;&quot; (&quot;&amp;TEXT([.F5]; &quot;0.0&quot;)&amp;&quot;)&quot;" office:value-type="string" office:string-value="14496.6 (1151.5)" calcext:value-type="string">
            <text:p>14496.6 (1151.5)</text:p>
          </table:table-cell>
          <table:table-cell table:formula="of:=TEXT([.H5];&quot;0.0&quot;)&amp;&quot; (&quot;&amp;TEXT([.I5]; &quot;0.0&quot;)&amp;&quot;)&quot;" office:value-type="string" office:string-value="15651.8 (835.7)" calcext:value-type="string">
            <text:p>15651.8 (835.7)</text:p>
          </table:table-cell>
          <table:table-cell table:formula="of:=TEXT([.K5];&quot;0.0&quot;)&amp;&quot; (&quot;&amp;TEXT([.L5]; &quot;0.0&quot;)&amp;&quot;)&quot;" office:value-type="string" office:string-value="14884.4 (756.5)" calcext:value-type="string">
            <text:p>14884.4 (756.5)</text:p>
          </table:table-cell>
          <table:table-cell table:formula="of:=TEXT([.N5];&quot;0.0&quot;)&amp;&quot; (&quot;&amp;TEXT([.O5]; &quot;0.0&quot;)&amp;&quot;)&quot;" office:value-type="string" office:string-value="14720.8 (799.7)" calcext:value-type="string">
            <text:p>14720.8 (799.7)</text:p>
          </table:table-cell>
          <table:table-cell table:formula="of:=TEXT([.Q5];&quot;0.0&quot;)&amp;&quot; (&quot;&amp;TEXT([.R5]; &quot;0.0&quot;)&amp;&quot;)&quot;" office:value-type="string" office:string-value="141845200.9 (793624.2)" calcext:value-type="string">
            <text:p>141845200.9 (793624.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VINullify</text:p>
          </table:table-cell>
          <table:table-cell table:formula="of:=TEXT([.B2];&quot;0.0&quot;)&amp;&quot; (&quot;&amp;TEXT([.C2]; &quot;0.0&quot;)&amp;&quot;)&quot;" office:value-type="string" office:string-value="37660.3 (1878.0)" calcext:value-type="string">
            <text:p>37660.3 (1878.0)</text:p>
          </table:table-cell>
          <table:table-cell table:formula="of:=TEXT([.E2];&quot;0.0&quot;)&amp;&quot; (&quot;&amp;TEXT([.F2]; &quot;0.0&quot;)&amp;&quot;)&quot;" office:value-type="string" office:string-value="14980.8 (1096.3)" calcext:value-type="string">
            <text:p>14980.8 (1096.3)</text:p>
          </table:table-cell>
          <table:table-cell table:formula="of:=TEXT([.H2];&quot;0.0&quot;)&amp;&quot; (&quot;&amp;TEXT([.I2]; &quot;0.0&quot;)&amp;&quot;)&quot;" office:value-type="string" office:string-value="16433.0 (809.6)" calcext:value-type="string">
            <text:p>16433.0 (809.6)</text:p>
          </table:table-cell>
          <table:table-cell table:formula="of:=TEXT([.K2];&quot;0.0&quot;)&amp;&quot; (&quot;&amp;TEXT([.L2]; &quot;0.0&quot;)&amp;&quot;)&quot;" office:value-type="string" office:string-value="15228.5 (843.2)" calcext:value-type="string">
            <text:p>15228.5 (843.2)</text:p>
          </table:table-cell>
          <table:table-cell table:formula="of:=TEXT([.N2];&quot;0.0&quot;)&amp;&quot; (&quot;&amp;TEXT([.O2]; &quot;0.0&quot;)&amp;&quot;)&quot;" office:value-type="string" office:string-value="15279.9 (827.8)" calcext:value-type="string">
            <text:p>15279.9 (827.8)</text:p>
          </table:table-cell>
          <table:table-cell table:formula="of:=TEXT([.Q2];&quot;0.0&quot;)&amp;&quot; (&quot;&amp;TEXT([.R2]; &quot;0.0&quot;)&amp;&quot;)&quot;" office:value-type="string" office:string-value="142087389.7 (849561.9)" calcext:value-type="string">
            <text:p>142087389.7 (849561.9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rol-flow</text:p>
          </table:table-cell>
          <table:table-cell table:formula="of:=TEXT([.B6];&quot;0.0&quot;)&amp;&quot; (&quot;&amp;TEXT([.C6]; &quot;0.0&quot;)&amp;&quot;)&quot;" office:value-type="string" office:string-value="37349.9 (1832.2)" calcext:value-type="string">
            <text:p>37349.9 (1832.2)</text:p>
          </table:table-cell>
          <table:table-cell table:formula="of:=TEXT([.E6];&quot;0.0&quot;)&amp;&quot; (&quot;&amp;TEXT([.F6]; &quot;0.0&quot;)&amp;&quot;)&quot;" office:value-type="string" office:string-value="14735.5 (1146.6)" calcext:value-type="string">
            <text:p>14735.5 (1146.6)</text:p>
          </table:table-cell>
          <table:table-cell table:formula="of:=TEXT([.H6];&quot;0.0&quot;)&amp;&quot; (&quot;&amp;TEXT([.I6]; &quot;0.0&quot;)&amp;&quot;)&quot;" office:value-type="string" office:string-value="16236.2 (702.1)" calcext:value-type="string">
            <text:p>16236.2 (702.1)</text:p>
          </table:table-cell>
          <table:table-cell table:formula="of:=TEXT([.K6];&quot;0.0&quot;)&amp;&quot; (&quot;&amp;TEXT([.L6]; &quot;0.0&quot;)&amp;&quot;)&quot;" office:value-type="string" office:string-value="14984.3 (758.9)" calcext:value-type="string">
            <text:p>14984.3 (758.9)</text:p>
          </table:table-cell>
          <table:table-cell table:formula="of:=TEXT([.N6];&quot;0.0&quot;)&amp;&quot; (&quot;&amp;TEXT([.O6]; &quot;0.0&quot;)&amp;&quot;)&quot;" office:value-type="string" office:string-value="14989.7 (740.8)" calcext:value-type="string">
            <text:p>14989.7 (740.8)</text:p>
          </table:table-cell>
          <table:table-cell table:formula="of:=TEXT([.Q6];&quot;0.0&quot;)&amp;&quot; (&quot;&amp;TEXT([.R6]; &quot;0.0&quot;)&amp;&quot;)&quot;" office:value-type="string" office:string-value="142354110.9 (841980.8)" calcext:value-type="string">
            <text:p>142354110.9 (841980.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timized cut</text:p>
          </table:table-cell>
          <table:table-cell table:formula="of:=TEXT([.B3];&quot;0.0&quot;)&amp;&quot; (&quot;&amp;TEXT([.C3]; &quot;0.0&quot;)&amp;&quot;)&quot;" office:value-type="string" office:string-value="39015.5 (1701.7)" calcext:value-type="string">
            <text:p>39015.5 (1701.7)</text:p>
          </table:table-cell>
          <table:table-cell table:formula="of:=TEXT([.E3];&quot;0.0&quot;)&amp;&quot; (&quot;&amp;TEXT([.F3]; &quot;0.0&quot;)&amp;&quot;)&quot;" office:value-type="string" office:string-value="16052.1 (1080.8)" calcext:value-type="string">
            <text:p>16052.1 (1080.8)</text:p>
          </table:table-cell>
          <table:table-cell table:formula="of:=TEXT([.H3];&quot;0.0&quot;)&amp;&quot; (&quot;&amp;TEXT([.I3]; &quot;0.0&quot;)&amp;&quot;)&quot;" office:value-type="string" office:string-value="17510.5 (819.4)" calcext:value-type="string">
            <text:p>17510.5 (819.4)</text:p>
          </table:table-cell>
          <table:table-cell table:formula="of:=TEXT([.K3];&quot;0.0&quot;)&amp;&quot; (&quot;&amp;TEXT([.L3]; &quot;0.0&quot;)&amp;&quot;)&quot;" office:value-type="string" office:string-value="16429.6 (799.8)" calcext:value-type="string">
            <text:p>16429.6 (799.8)</text:p>
          </table:table-cell>
          <table:table-cell table:formula="of:=TEXT([.N3];&quot;0.0&quot;)&amp;&quot; (&quot;&amp;TEXT([.O3]; &quot;0.0&quot;)&amp;&quot;)&quot;" office:value-type="string" office:string-value="16507.6 (779.2)" calcext:value-type="string">
            <text:p>16507.6 (779.2)</text:p>
          </table:table-cell>
          <table:table-cell table:formula="of:=TEXT([.Q3];&quot;0.0&quot;)&amp;&quot; (&quot;&amp;TEXT([.R3]; &quot;0.0&quot;)&amp;&quot;)&quot;" office:value-type="string" office:string-value="142506399.6 (798824.8)" calcext:value-type="string">
            <text:p>142506399.6 (798824.8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SES</text:p>
          </table:table-cell>
          <table:table-cell table:formula="of:=TEXT([.B4];&quot;0.0&quot;)&amp;&quot; (&quot;&amp;TEXT([.C4]; &quot;0.0&quot;)&amp;&quot;)&quot;" office:value-type="string" office:string-value="42612.8 (3325.2)" calcext:value-type="string">
            <text:p>42612.8 (3325.2)</text:p>
          </table:table-cell>
          <table:table-cell table:formula="of:=TEXT([.E4];&quot;0.0&quot;)&amp;&quot; (&quot;&amp;TEXT([.F4]; &quot;0.0&quot;)&amp;&quot;)&quot;" office:value-type="string" office:string-value="15995.6 (995.6)" calcext:value-type="string">
            <text:p>15995.6 (995.6)</text:p>
          </table:table-cell>
          <table:table-cell table:formula="of:=TEXT([.H4];&quot;0.0&quot;)&amp;&quot; (&quot;&amp;TEXT([.I4]; &quot;0.0&quot;)&amp;&quot;)&quot;" office:value-type="string" office:string-value="23309.8 (1023.8)" calcext:value-type="string">
            <text:p>23309.8 (1023.8)</text:p>
          </table:table-cell>
          <table:table-cell table:formula="of:=TEXT([.K4];&quot;0.0&quot;)&amp;&quot; (&quot;&amp;TEXT([.L4]; &quot;0.0&quot;)&amp;&quot;)&quot;" office:value-type="string" office:string-value="21868.8 (966.6)" calcext:value-type="string">
            <text:p>21868.8 (966.6)</text:p>
          </table:table-cell>
          <table:table-cell table:formula="of:=TEXT([.N4];&quot;0.0&quot;)&amp;&quot; (&quot;&amp;TEXT([.O4]; &quot;0.0&quot;)&amp;&quot;)&quot;" office:value-type="string" office:string-value="21866.2 (967.0)" calcext:value-type="string">
            <text:p>21866.2 (967.0)</text:p>
          </table:table-cell>
          <table:table-cell table:formula="of:=TEXT([.Q4];&quot;0.0&quot;)&amp;&quot; (&quot;&amp;TEXT([.R4]; &quot;0.0&quot;)&amp;&quot;)&quot;" office:value-type="string" office:string-value="142649039.2 (827876.1)" calcext:value-type="string">
            <text:p>142649039.2 (827876.1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18:33:53.755748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2T18:53:40.048375538</dc:date>
    <meta:editing-duration>PT20H33M8S</meta:editing-duration>
    <meta:editing-cycles>14</meta:editing-cycles>
    <meta:generator>LibreOffice/6.0.7.3$Linux_X86_64 LibreOffice_project/00m0$Build-3</meta:generator>
    <meta:document-statistic meta:table-count="1" meta:cell-count="126" meta:object-count="0"/>
  </office:meta>
</office:document-meta>
</file>